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3.5pt"/>
    </style:style>
    <style:style style:name="P2" style:family="paragraph" style:parent-style-name="Standard">
      <style:text-properties style:font-name="monospace" fo:font-size="13.5pt" officeooo:paragraph-rsid="00004c99"/>
    </style:style>
    <style:style style:name="P3" style:family="paragraph" style:parent-style-name="Standard">
      <style:text-properties style:font-name="monospace" fo:font-size="13.5pt" officeooo:rsid="00004c99" officeooo:paragraph-rsid="00004c99"/>
    </style:style>
    <style:style style:name="P4" style:family="paragraph" style:parent-style-name="Standard">
      <style:text-properties officeooo:rsid="00004c99" officeooo:paragraph-rsid="00004c99"/>
    </style:style>
    <style:style style:name="T1" style:family="text">
      <style:text-properties officeooo:rsid="00004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 point A:</text:p>
      <text:p text:style-name="Standard"/>
      <text:p text:style-name="P1">Stack <text:s text:c="12"/>Heap</text:p>
      <text:p text:style-name="P2">----- <text:s text:c="12"/>----</text:p>
      <text:p text:style-name="P2">– <text:span text:style-name="T1">main</text:span></text:p>
      <text:p text:style-name="P3">args[-o]--------&gt; [ ]</text:p>
      <text:p text:style-name="P3">c <text:s/>[ ]---------&gt; Counter ←------</text:p>
      <text:p text:style-name="P3"><text:tab/><text:tab/><text:tab/> <text:s text:c="4"/>value[0] <text:s text:c="4"/>|</text:p>
      <text:p text:style-name="P1"><text:s text:c="31"/>|</text:p>
      <text:p text:style-name="P2">– <text:span text:style-name="T1">do work <text:s text:c="2"/></text:span><text:s text:c="19"/>|</text:p>
      <text:p text:style-name="P1"><text:span text:style-name="T1">c</text:span> <text:s/>[ ]-------------------------|</text:p>
      <text:p text:style-name="Standard"/>
      <text:p text:style-name="Standard"/>
      <text:p text:style-name="P4">At point B:</text:p>
      <text:p text:style-name="P4"/>
      <text:p text:style-name="P2">Stack <text:s text:c="12"/>Heap</text:p>
      <text:p text:style-name="P2">----- <text:s text:c="12"/>----</text:p>
      <text:p text:style-name="P2">– <text:span text:style-name="T1">main</text:span></text:p>
      <text:p text:style-name="P3">args[-o]--------&gt; [ ]</text:p>
      <text:p text:style-name="P3">c <text:s/>[]---------&gt; Counter </text:p>
      <text:p text:style-name="P3"><text:tab/><text:tab/><text:tab/><text:tab/>value[1]</text:p>
      <text:p text:style-name="P2"><text:s text:c="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56:24.548391237</meta:creation-date>
    <dc:date>2017-02-14T15:05:23.703896841</dc:date>
    <meta:editing-duration>PT9M</meta:editing-duration>
    <meta:editing-cycles>1</meta:editing-cycles>
    <meta:document-statistic meta:table-count="0" meta:image-count="0" meta:object-count="0" meta:page-count="1" meta:paragraph-count="18" meta:word-count="45" meta:character-count="379" meta:non-whitespace-character-count="204"/>
    <meta:generator>LibreOffice/4.3.3.2$Linux_X86_64 LibreOffice_project/430m0$Build-2</meta:generator>
  </office:meta>
</office:document-meta>
</file>